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3.766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57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periment3_EtoE (copy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aset_nam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sub_task</text:p>
          </table:table-cell>
          <table:table-cell office:value-type="string" calcext:value-type="string">
            <text:p>llm_model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task_typ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number_iteration</text:p>
          </table:table-cell>
          <table:table-cell office:value-type="string" calcext:value-type="string">
            <text:p>number_iteration_error</text:p>
          </table:table-cell>
          <table:table-cell office:value-type="string" calcext:value-type="string">
            <text:p>pipeline_gen_time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rain_f1_score</text:p>
          </table:table-cell>
          <table:table-cell office:value-type="string" calcext:value-type="string">
            <text:p>train_log_loss</text:p>
          </table:table-cell>
          <table:table-cell office:value-type="string" calcext:value-type="string">
            <text:p>train_r_squared</text:p>
          </table:table-cell>
          <table:table-cell office:value-type="string" calcext:value-type="string">
            <text:p>train_rmse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est_f1_score</text:p>
          </table:table-cell>
          <table:table-cell office:value-type="string" calcext:value-type="string">
            <text:p>test_log_loss</text:p>
          </table:table-cell>
          <table:table-cell office:value-type="string" calcext:value-type="string">
            <text:p>test_r_squared</text:p>
          </table:table-cell>
          <table:table-cell office:value-type="string" calcext:value-type="string">
            <text:p>test_rmse</text:p>
          </table:table-cell>
        </table:table-row>
        <table:table-row table:style-name="ro1" table:visibility="filter">
          <table:table-cell office:value-type="string" calcext:value-type="string">
            <text:p>Higg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.1179354190826" calcext:value-type="float">
            <text:p>26.1179354190826</text:p>
          </table:table-cell>
          <table:table-cell office:value-type="float" office:value="4762.9400537014" calcext:value-type="float">
            <text:p>4762.9400537014</text:p>
          </table:table-cell>
          <table:table-cell office:value-type="float" office:value="0.715640519480519" calcext:value-type="float">
            <text:p>0.715640519480519</text:p>
          </table:table-cell>
          <table:table-cell office:value-type="float" office:value="0.736770530179022" calcext:value-type="float">
            <text:p>0.73677053017902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14696666666667" calcext:value-type="float">
            <text:p>0.714696666666667</text:p>
          </table:table-cell>
          <table:table-cell office:value-type="float" office:value="0.736024229108856" calcext:value-type="float">
            <text:p>0.73602422910885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Higg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7975459098816" calcext:value-type="float">
            <text:p>22.7975459098816</text:p>
          </table:table-cell>
          <table:table-cell office:value-type="float" office:value="5636.63517284393" calcext:value-type="float">
            <text:p>5636.63517284393</text:p>
          </table:table-cell>
          <table:table-cell office:value-type="float" office:value="0.633766363636364" calcext:value-type="float">
            <text:p>0.633766363636364</text:p>
          </table:table-cell>
          <table:table-cell office:value-type="float" office:value="0.719479536870499" calcext:value-type="float">
            <text:p>0.71947953687049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631688181818182" calcext:value-type="float">
            <text:p>0.631688181818182</text:p>
          </table:table-cell>
          <table:table-cell office:value-type="float" office:value="0.718095826113297" calcext:value-type="float">
            <text:p>0.718095826113297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Albert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666728496552" calcext:value-type="float">
            <text:p>32.2666728496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lick-Prediction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.8164179325104" calcext:value-type="float">
            <text:p>20.8164179325104</text:p>
          </table:table-cell>
          <table:table-cell office:value-type="float" office:value="321.233133077621" calcext:value-type="float">
            <text:p>321.233133077621</text:p>
          </table:table-cell>
          <table:table-cell office:value-type="float" office:value="0.833896324311412" calcext:value-type="float">
            <text:p>0.833896324311412</text:p>
          </table:table-cell>
          <table:table-cell office:value-type="float" office:value="0.0066722553934064" calcext:value-type="float">
            <text:p>0.006672255393406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33352524853018" calcext:value-type="float">
            <text:p>0.833352524853018</text:p>
          </table:table-cell>
          <table:table-cell office:value-type="float" office:value="0.0070795756231915" calcext:value-type="float">
            <text:p>0.0070795756231915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lick-Prediction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.7104334831238" calcext:value-type="float">
            <text:p>20.7104334831238</text:p>
          </table:table-cell>
          <table:table-cell office:value-type="float" office:value="316.047681093216" calcext:value-type="float">
            <text:p>316.047681093216</text:p>
          </table:table-cell>
          <table:table-cell office:value-type="float" office:value="0.833583061493205" calcext:value-type="float">
            <text:p>0.833583061493205</text:p>
          </table:table-cell>
          <table:table-cell office:value-type="float" office:value="0.0019987304201623" calcext:value-type="float">
            <text:p>0.001998730420162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33033778743473" calcext:value-type="float">
            <text:p>0.833033778743473</text:p>
          </table:table-cell>
          <table:table-cell office:value-type="float" office:value="0.0019751017476657" calcext:value-type="float">
            <text:p>0.0019751017476657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ensu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0772366523743" calcext:value-type="float">
            <text:p>19.0772366523743</text:p>
          </table:table-cell>
          <table:table-cell office:value-type="float" office:value="269.687589883804" calcext:value-type="float">
            <text:p>269.687589883804</text:p>
          </table:table-cell>
          <table:table-cell office:value-type="float" office:value="0.884504285714286" calcext:value-type="float">
            <text:p>0.884504285714286</text:p>
          </table:table-cell>
          <table:table-cell office:value-type="float" office:value="0.88354137998457" calcext:value-type="float">
            <text:p>0.8835413799845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81966666666667" calcext:value-type="float">
            <text:p>0.881966666666667</text:p>
          </table:table-cell>
          <table:table-cell office:value-type="float" office:value="0.880971740179166" calcext:value-type="float">
            <text:p>0.88097174017916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ensu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828770160675" calcext:value-type="float">
            <text:p>18.828770160675</text:p>
          </table:table-cell>
          <table:table-cell office:value-type="float" office:value="255.4995906353" calcext:value-type="float">
            <text:p>255.4995906353</text:p>
          </table:table-cell>
          <table:table-cell office:value-type="float" office:value="0.88465" calcext:value-type="float">
            <text:p>0.88465</text:p>
          </table:table-cell>
          <table:table-cell office:value-type="float" office:value="0.883648612494345" calcext:value-type="float">
            <text:p>0.88364861249434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82036666666667" calcext:value-type="float">
            <text:p>0.882036666666667</text:p>
          </table:table-cell>
          <table:table-cell office:value-type="float" office:value="0.880992998527674" calcext:value-type="float">
            <text:p>0.88099299852767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Heart-Statlog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0711514949799" calcext:value-type="float">
            <text:p>19.0711514949799</text:p>
          </table:table-cell>
          <table:table-cell office:value-type="float" office:value="130.198647022247" calcext:value-type="float">
            <text:p>130.198647022247</text:p>
          </table:table-cell>
          <table:table-cell office:value-type="float" office:value="0.896564285714286" calcext:value-type="float">
            <text:p>0.896564285714286</text:p>
          </table:table-cell>
          <table:table-cell office:value-type="float" office:value="0.896466267855997" calcext:value-type="float">
            <text:p>0.89646626785599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9471" calcext:value-type="float">
            <text:p>0.89471</text:p>
          </table:table-cell>
          <table:table-cell office:value-type="float" office:value="0.894611963363365" calcext:value-type="float">
            <text:p>0.894611963363365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Heart-Statlog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.8757863044739" calcext:value-type="float">
            <text:p>33.8757863044739</text:p>
          </table:table-cell>
          <table:table-cell office:value-type="float" office:value="124.664399385452" calcext:value-type="float">
            <text:p>124.664399385452</text:p>
          </table:table-cell>
          <table:table-cell office:value-type="float" office:value="0.896774285714286" calcext:value-type="float">
            <text:p>0.896774285714286</text:p>
          </table:table-cell>
          <table:table-cell office:value-type="float" office:value="0.896680850480484" calcext:value-type="float">
            <text:p>0.89668085048048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95066666666667" calcext:value-type="float">
            <text:p>0.895066666666667</text:p>
          </table:table-cell>
          <table:table-cell office:value-type="float" office:value="0.894974199564786" calcext:value-type="float">
            <text:p>0.89497419956478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KDDCup99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.2264883518219" calcext:value-type="float">
            <text:p>23.2264883518219</text:p>
          </table:table-cell>
          <table:table-cell office:value-type="float" office:value="635.897047042847" calcext:value-type="float">
            <text:p>635.897047042847</text:p>
          </table:table-cell>
          <table:table-cell office:value-type="float" office:value="0.999975210716203" calcext:value-type="float">
            <text:p>0.99997521071620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99915619279633" calcext:value-type="float">
            <text:p>0.999915619279633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KDDCup99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.0370635986328" calcext:value-type="float">
            <text:p>31.0370635986328</text:p>
          </table:table-cell>
          <table:table-cell office:value-type="float" office:value="301.276265382767" calcext:value-type="float">
            <text:p>301.276265382767</text:p>
          </table:table-cell>
          <table:table-cell office:value-type="float" office:value="0.999974627438937" calcext:value-type="float">
            <text:p>0.999974627438937</text:p>
          </table:table-cell>
          <table:table-cell office:value-type="float" office:value="-1" calcext:value-type="float">
            <text:p>-1</text:p>
          </table:table-cell>
          <table:table-cell office:value-type="float" office:value="0.0002982659903705" calcext:value-type="float">
            <text:p>0.00029826599037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9921743686757" calcext:value-type="float">
            <text:p>0.999921743686757</text:p>
          </table:table-cell>
          <table:table-cell office:value-type="float" office:value="-1" calcext:value-type="float">
            <text:p>-1</text:p>
          </table:table-cell>
          <table:table-cell office:value-type="float" office:value="0.0004752511014447" calcext:value-type="float">
            <text:p>0.000475251101444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Road-Safety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.6381933689117" calcext:value-type="float">
            <text:p>31.6381933689117</text:p>
          </table:table-cell>
          <table:table-cell office:value-type="float" office:value="108.107048988342" calcext:value-type="float">
            <text:p>108.107048988342</text:p>
          </table:table-cell>
          <table:table-cell office:value-type="float" office:value="0.725956660243049" calcext:value-type="float">
            <text:p>0.725956660243049</text:p>
          </table:table-cell>
          <table:table-cell office:value-type="float" office:value="-1" calcext:value-type="float">
            <text:p>-1</text:p>
          </table:table-cell>
          <table:table-cell office:value-type="float" office:value="0.579626595761095" calcext:value-type="float">
            <text:p>0.57962659576109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722766189790131" calcext:value-type="float">
            <text:p>0.722766189790131</text:p>
          </table:table-cell>
          <table:table-cell office:value-type="float" office:value="-1" calcext:value-type="float">
            <text:p>-1</text:p>
          </table:table-cell>
          <table:table-cell office:value-type="float" office:value="0.584363204813713" calcext:value-type="float">
            <text:p>0.58436320481371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Road-Safety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.5978336334229" calcext:value-type="float">
            <text:p>46.5978336334229</text:p>
          </table:table-cell>
          <table:table-cell office:value-type="float" office:value="76.0269000530243" calcext:value-type="float">
            <text:p>76.0269000530243</text:p>
          </table:table-cell>
          <table:table-cell office:value-type="float" office:value="0.656093915916152" calcext:value-type="float">
            <text:p>0.656093915916152</text:p>
          </table:table-cell>
          <table:table-cell office:value-type="float" office:value="-1" calcext:value-type="float">
            <text:p>-1</text:p>
          </table:table-cell>
          <table:table-cell office:value-type="float" office:value="0.669885335811027" calcext:value-type="float">
            <text:p>0.66988533581102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660576473071311" calcext:value-type="float">
            <text:p>0.660576473071311</text:p>
          </table:table-cell>
          <table:table-cell office:value-type="float" office:value="-1" calcext:value-type="float">
            <text:p>-1</text:p>
          </table:table-cell>
          <table:table-cell office:value-type="float" office:value="0.674632439888017" calcext:value-type="float">
            <text:p>0.67463243988801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Drug-Directory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.896989107132" calcext:value-type="float">
            <text:p>25.896989107132</text:p>
          </table:table-cell>
          <table:table-cell office:value-type="float" office:value="17.0993683338165" calcext:value-type="float">
            <text:p>17.0993683338165</text:p>
          </table:table-cell>
          <table:table-cell office:value-type="float" office:value="0.985252525252525" calcext:value-type="float">
            <text:p>0.98525252525252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83224733120754" calcext:value-type="float">
            <text:p>0.983224733120754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Drug-Directory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.3862755298614" calcext:value-type="float">
            <text:p>27.3862755298614</text:p>
          </table:table-cell>
          <table:table-cell office:value-type="float" office:value="22.8054296970367" calcext:value-type="float">
            <text:p>22.8054296970367</text:p>
          </table:table-cell>
          <table:table-cell office:value-type="float" office:value="0.983208556149732" calcext:value-type="float">
            <text:p>0.983208556149732</text:p>
          </table:table-cell>
          <table:table-cell office:value-type="float" office:value="-1" calcext:value-type="float">
            <text:p>-1</text:p>
          </table:table-cell>
          <table:table-cell office:value-type="float" office:value="0.134456957798914" calcext:value-type="float">
            <text:p>0.1344569577989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81117426868155" calcext:value-type="float">
            <text:p>0.981117426868155</text:p>
          </table:table-cell>
          <table:table-cell office:value-type="float" office:value="-1" calcext:value-type="float">
            <text:p>-1</text:p>
          </table:table-cell>
          <table:table-cell office:value-type="float" office:value="0.140730307359312" calcext:value-type="float">
            <text:p>0.1407303073593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Okcupid-Stem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.2307896614075" calcext:value-type="float">
            <text:p>20.2307896614075</text:p>
          </table:table-cell>
          <table:table-cell office:value-type="float" office:value="8.91118860244751" calcext:value-type="float">
            <text:p>8.91118860244751</text:p>
          </table:table-cell>
          <table:table-cell office:value-type="float" office:value="0.7376800180018" calcext:value-type="float">
            <text:p>0.7376800180018</text:p>
          </table:table-cell>
          <table:table-cell office:value-type="float" office:value="-1" calcext:value-type="float">
            <text:p>-1</text:p>
          </table:table-cell>
          <table:table-cell office:value-type="float" office:value="0.567269108773236" calcext:value-type="float">
            <text:p>0.5672691087732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727833563037343" calcext:value-type="float">
            <text:p>0.727833563037343</text:p>
          </table:table-cell>
          <table:table-cell office:value-type="float" office:value="-1" calcext:value-type="float">
            <text:p>-1</text:p>
          </table:table-cell>
          <table:table-cell office:value-type="float" office:value="0.610591019683625" calcext:value-type="float">
            <text:p>0.61059101968362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Okcupid-Stem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9948298931122" calcext:value-type="float">
            <text:p>24.9948298931122</text:p>
          </table:table-cell>
          <table:table-cell office:value-type="float" office:value="11.0908887386322" calcext:value-type="float">
            <text:p>11.090888738632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Walking-Activity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3236873149872" calcext:value-type="float">
            <text:p>16.3236873149872</text:p>
          </table:table-cell>
          <table:table-cell office:value-type="float" office:value="18.4090948104858" calcext:value-type="float">
            <text:p>18.4090948104858</text:p>
          </table:table-cell>
          <table:table-cell office:value-type="float" office:value="0.621025140626794" calcext:value-type="float">
            <text:p>0.621025140626794</text:p>
          </table:table-cell>
          <table:table-cell office:value-type="float" office:value="-1" calcext:value-type="float">
            <text:p>-1</text:p>
          </table:table-cell>
          <table:table-cell office:value-type="float" office:value="1.18033079135673" calcext:value-type="float">
            <text:p>1.1803307913567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601361607142857" calcext:value-type="float">
            <text:p>0.601361607142857</text:p>
          </table:table-cell>
          <table:table-cell office:value-type="float" office:value="-1" calcext:value-type="float">
            <text:p>-1</text:p>
          </table:table-cell>
          <table:table-cell office:value-type="float" office:value="1.22381320836829" calcext:value-type="float">
            <text:p>1.2238132083682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Walking-Activity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.1212773323059" calcext:value-type="float">
            <text:p>16.1212773323059</text:p>
          </table:table-cell>
          <table:table-cell office:value-type="float" office:value="16.1586790084839" calcext:value-type="float">
            <text:p>16.1586790084839</text:p>
          </table:table-cell>
          <table:table-cell office:value-type="float" office:value="0.621991351930509" calcext:value-type="float">
            <text:p>0.621991351930509</text:p>
          </table:table-cell>
          <table:table-cell office:value-type="float" office:value="-1" calcext:value-type="float">
            <text:p>-1</text:p>
          </table:table-cell>
          <table:table-cell office:value-type="float" office:value="13.6248126891055" calcext:value-type="float">
            <text:p>13.62481268910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60140625" calcext:value-type="float">
            <text:p>0.60140625</text:p>
          </table:table-cell>
          <table:table-cell office:value-type="float" office:value="-1" calcext:value-type="float">
            <text:p>-1</text:p>
          </table:table-cell>
          <table:table-cell office:value-type="float" office:value="14.3667749680684" calcext:value-type="float">
            <text:p>14.366774968068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Aloi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.1702637672424" calcext:value-type="float">
            <text:p>56.1702637672424</text:p>
          </table:table-cell>
          <table:table-cell office:value-type="float" office:value="1005.18400382996" calcext:value-type="float">
            <text:p>1005.184003829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465576810393926" calcext:value-type="float">
            <text:p>0.465576810393926</text:p>
          </table:table-cell>
          <table:table-cell office:value-type="float" office:value="211.42351317945" calcext:value-type="float">
            <text:p>211.4235131794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406296862046676" calcext:value-type="float">
            <text:p>0.406296862046676</text:p>
          </table:table-cell>
          <table:table-cell office:value-type="float" office:value="221.463174654821" calcext:value-type="float">
            <text:p>221.463174654821</text:p>
          </table:table-cell>
        </table:table-row>
        <table:table-row table:style-name="ro1" table:visibility="filter">
          <table:table-cell office:value-type="string" calcext:value-type="string">
            <text:p>Aloi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.3627915382385" calcext:value-type="float">
            <text:p>55.3627915382385</text:p>
          </table:table-cell>
          <table:table-cell office:value-type="float" office:value="0.0000743865966796875" calcext:value-type="float">
            <text:p>7.43865966796875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MD-MIX-Mini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.6718282699585" calcext:value-type="float">
            <text:p>51.6718282699585</text:p>
          </table:table-cell>
          <table:table-cell office:value-type="float" office:value="0.0000774860382080078" calcext:value-type="float">
            <text:p>7.74860382080078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MD-MIX-Mini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.7985093593597" calcext:value-type="float">
            <text:p>43.7985093593597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Dioni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.3493797779083" calcext:value-type="float">
            <text:p>34.3493797779083</text:p>
          </table:table-cell>
          <table:table-cell office:value-type="float" office:value="169.752099275589" calcext:value-type="float">
            <text:p>169.7520992755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39203927062502" calcext:value-type="float">
            <text:p>0.39203927062502</text:p>
          </table:table-cell>
          <table:table-cell office:value-type="float" office:value="80.1435765811569" calcext:value-type="float">
            <text:p>80.143576581156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303266723090672" calcext:value-type="float">
            <text:p>0.303266723090672</text:p>
          </table:table-cell>
          <table:table-cell office:value-type="float" office:value="85.9306903007574" calcext:value-type="float">
            <text:p>85.9306903007574</text:p>
          </table:table-cell>
        </table:table-row>
        <table:table-row table:style-name="ro1" table:visibility="filter">
          <table:table-cell office:value-type="string" calcext:value-type="string">
            <text:p>Dioni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.7501130104065" calcext:value-type="float">
            <text:p>31.7501130104065</text:p>
          </table:table-cell>
          <table:table-cell office:value-type="float" office:value="0.0000729560852050781" calcext:value-type="float">
            <text:p>7.29560852050781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Meta-Album-BRD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.8100950717926" calcext:value-type="float">
            <text:p>30.8100950717926</text:p>
          </table:table-cell>
          <table:table-cell office:value-type="float" office:value="0.0000729560852050781" calcext:value-type="float">
            <text:p>7.29560852050781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Meta-Album-BRD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.2611062526703" calcext:value-type="float">
            <text:p>30.2611062526703</text:p>
          </table:table-cell>
          <table:table-cell office:value-type="float" office:value="34.4762532711029" calcext:value-type="float">
            <text:p>34.4762532711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376618158011423" calcext:value-type="float">
            <text:p>-0.0376618158011423</text:p>
          </table:table-cell>
          <table:table-cell office:value-type="float" office:value="93.2693854515813" calcext:value-type="float">
            <text:p>93.269385451581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67817820639861" calcext:value-type="float">
            <text:p>-0.967817820639861</text:p>
          </table:table-cell>
          <table:table-cell office:value-type="float" office:value="128.111950559117" calcext:value-type="float">
            <text:p>128.111950559117</text:p>
          </table:table-cell>
        </table:table-row>
        <table:table-row table:style-name="ro1" table:visibility="filter">
          <table:table-cell office:value-type="string" calcext:value-type="string">
            <text:p>Balance-Scale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.4706842899323" calcext:value-type="float">
            <text:p>30.4706842899323</text:p>
          </table:table-cell>
          <table:table-cell office:value-type="float" office:value="0.675470590591431" calcext:value-type="float">
            <text:p>0.6754705905914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00201457846541" calcext:value-type="float">
            <text:p>0.10020145784654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840764331210191" calcext:value-type="float">
            <text:p>0.840764331210191</text:p>
          </table:table-cell>
          <table:table-cell office:value-type="float" office:value="-1" calcext:value-type="float">
            <text:p>-1</text:p>
          </table:table-cell>
          <table:table-cell office:value-type="float" office:value="0.628686216582089" calcext:value-type="float">
            <text:p>0.62868621658208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Balance-Scale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.7449078559875" calcext:value-type="float">
            <text:p>21.7449078559875</text:p>
          </table:table-cell>
          <table:table-cell office:value-type="float" office:value="0.604770183563232" calcext:value-type="float">
            <text:p>0.6047701835632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00400732690411" calcext:value-type="float">
            <text:p>0.1004007326904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847133757961784" calcext:value-type="float">
            <text:p>0.847133757961784</text:p>
          </table:table-cell>
          <table:table-cell office:value-type="float" office:value="-1" calcext:value-type="float">
            <text:p>-1</text:p>
          </table:table-cell>
          <table:table-cell office:value-type="float" office:value="0.435434690588741" calcext:value-type="float">
            <text:p>0.43543469058874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.284773349762" calcext:value-type="float">
            <text:p>33.284773349762</text:p>
          </table:table-cell>
          <table:table-cell office:value-type="float" office:value="0.650285482406616" calcext:value-type="float">
            <text:p>0.6502854824066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.5250427722931" calcext:value-type="float">
            <text:p>31.5250427722931</text:p>
          </table:table-cell>
          <table:table-cell office:value-type="float" office:value="0.597245693206787" calcext:value-type="float">
            <text:p>0.5972456932067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961240310077519" calcext:value-type="float">
            <text:p>0.961240310077519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MC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.9463725090027" calcext:value-type="float">
            <text:p>29.9463725090027</text:p>
          </table:table-cell>
          <table:table-cell office:value-type="float" office:value="0.906603574752808" calcext:value-type="float">
            <text:p>0.906603574752808</text:p>
          </table:table-cell>
          <table:table-cell office:value-type="float" office:value="0.959239130434783" calcext:value-type="float">
            <text:p>0.959239130434783</text:p>
          </table:table-cell>
          <table:table-cell office:value-type="float" office:value="-1" calcext:value-type="float">
            <text:p>-1</text:p>
          </table:table-cell>
          <table:table-cell office:value-type="float" office:value="0.269195482047318" calcext:value-type="float">
            <text:p>0.26919548204731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490514905149052" calcext:value-type="float">
            <text:p>0.490514905149052</text:p>
          </table:table-cell>
          <table:table-cell office:value-type="float" office:value="-1" calcext:value-type="float">
            <text:p>-1</text:p>
          </table:table-cell>
          <table:table-cell office:value-type="float" office:value="1.2117168661841" calcext:value-type="float">
            <text:p>1.211716866184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MC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.2841248512268" calcext:value-type="float">
            <text:p>29.2841248512268</text:p>
          </table:table-cell>
          <table:table-cell office:value-type="float" office:value="0.925138235092163" calcext:value-type="float">
            <text:p>0.925138235092163</text:p>
          </table:table-cell>
          <table:table-cell office:value-type="float" office:value="0.959239130434783" calcext:value-type="float">
            <text:p>0.959239130434783</text:p>
          </table:table-cell>
          <table:table-cell office:value-type="float" office:value="-1" calcext:value-type="float">
            <text:p>-1</text:p>
          </table:table-cell>
          <table:table-cell office:value-type="float" office:value="0.270513070758706" calcext:value-type="float">
            <text:p>0.2705130707587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493224932249323" calcext:value-type="float">
            <text:p>0.493224932249323</text:p>
          </table:table-cell>
          <table:table-cell office:value-type="float" office:value="-1" calcext:value-type="float">
            <text:p>-1</text:p>
          </table:table-cell>
          <table:table-cell office:value-type="float" office:value="1.36282582723711" calcext:value-type="float">
            <text:p>1.3628258272371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25045347213745" calcext:value-type="float">
            <text:p>0.8250453472137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8" calcext:value-type="float">
            <text:p>0.78</text:p>
          </table:table-cell>
          <table:table-cell office:value-type="float" office:value="0.52991452991453" calcext:value-type="float">
            <text:p>0.52991452991453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.3237674236298" calcext:value-type="float">
            <text:p>37.3237674236298</text:p>
          </table:table-cell>
          <table:table-cell office:value-type="float" office:value="0.767369508743286" calcext:value-type="float">
            <text:p>0.767369508743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76" calcext:value-type="float">
            <text:p>0.776</text:p>
          </table:table-cell>
          <table:table-cell office:value-type="float" office:value="0.533333333333333" calcext:value-type="float">
            <text:p>0.533333333333333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.9718451499939" calcext:value-type="float">
            <text:p>29.9718451499939</text:p>
          </table:table-cell>
          <table:table-cell office:value-type="float" office:value="0.717507362365723" calcext:value-type="float">
            <text:p>0.7175073623657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6875" calcext:value-type="float">
            <text:p>0.6875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.633748292923" calcext:value-type="float">
            <text:p>27.633748292923</text:p>
          </table:table-cell>
          <table:table-cell office:value-type="float" office:value="0.685658931732178" calcext:value-type="float">
            <text:p>0.6856589317321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645161290322581" calcext:value-type="float">
            <text:p>0.64516129032258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Tic-Tac-Toe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.1882364749908" calcext:value-type="float">
            <text:p>33.1882364749908</text:p>
          </table:table-cell>
          <table:table-cell office:value-type="float" office:value="0.65181827545166" calcext:value-type="float">
            <text:p>0.651818275451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968152866242038" calcext:value-type="float">
            <text:p>0.968152866242038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Tic-Tac-Toe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9626617431641" calcext:value-type="float">
            <text:p>0.7696266174316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993464052287582" calcext:value-type="float">
            <text:p>0.99346405228758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Eucalyptu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.8870439529419" calcext:value-type="float">
            <text:p>34.8870439529419</text:p>
          </table:table-cell>
          <table:table-cell office:value-type="float" office:value="0.0000741481781005859" calcext:value-type="float">
            <text:p>7.41481781005859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Eucalyptu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.0061056613922" calcext:value-type="float">
            <text:p>46.0061056613922</text:p>
          </table:table-cell>
          <table:table-cell office:value-type="float" office:value="0.0000689029693603516" calcext:value-type="float">
            <text:p>6.89029693603516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PC1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.7390139102936" calcext:value-type="float">
            <text:p>30.7390139102936</text:p>
          </table:table-cell>
          <table:table-cell office:value-type="float" office:value="0.757639169692993" calcext:value-type="float">
            <text:p>0.757639169692993</text:p>
          </table:table-cell>
          <table:table-cell office:value-type="float" office:value="0.995186522262334" calcext:value-type="float">
            <text:p>0.995186522262334</text:p>
          </table:table-cell>
          <table:table-cell office:value-type="float" office:value="0.964912280701754" calcext:value-type="float">
            <text:p>0.96491228070175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38848920863309" calcext:value-type="float">
            <text:p>0.938848920863309</text:p>
          </table:table-cell>
          <table:table-cell office:value-type="float" office:value="0.37037037037037" calcext:value-type="float">
            <text:p>0.37037037037037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PC1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8478050231934" calcext:value-type="float">
            <text:p>0.878478050231934</text:p>
          </table:table-cell>
          <table:table-cell office:value-type="float" office:value="0.995186522262335" calcext:value-type="float">
            <text:p>0.995186522262335</text:p>
          </table:table-cell>
          <table:table-cell office:value-type="float" office:value="0.964912280701754" calcext:value-type="float">
            <text:p>0.96491228070175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31654676258993" calcext:value-type="float">
            <text:p>0.931654676258993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Airline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.3157179355621" calcext:value-type="float">
            <text:p>27.3157179355621</text:p>
          </table:table-cell>
          <table:table-cell office:value-type="float" office:value="1.02357244491577" calcext:value-type="float">
            <text:p>1.023572444915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616" calcext:value-type="float">
            <text:p>0.616</text:p>
          </table:table-cell>
          <table:table-cell office:value-type="float" office:value="0.483870967741936" calcext:value-type="float">
            <text:p>0.48387096774193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Airline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3331336975098" calcext:value-type="float">
            <text:p>28.3331336975098</text:p>
          </table:table-cell>
          <table:table-cell office:value-type="float" office:value="0.853176593780518" calcext:value-type="float">
            <text:p>0.8531765937805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632" calcext:value-type="float">
            <text:p>0.632</text:p>
          </table:table-cell>
          <table:table-cell office:value-type="float" office:value="0.502702702702703" calcext:value-type="float">
            <text:p>0.502702702702703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Jungle-Ches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.286425113678" calcext:value-type="float">
            <text:p>32.286425113678</text:p>
          </table:table-cell>
          <table:table-cell office:value-type="float" office:value="0.0000526905059814453" calcext:value-type="float">
            <text:p>5.26905059814453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Jungle-Chess</text:p>
          </table:table-cell>
          <table:table-cell office:value-type="string" calcext:value-type="string">
            <text:p>CatDB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.6665179729462" calcext:value-type="float">
            <text:p>25.6665179729462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Balance-Scale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99.8613631725311" calcext:value-type="float">
            <text:p>99.86136317253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72310853710059" calcext:value-type="float">
            <text:p>0.007231085371005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21222126185881" calcext:value-type="float">
            <text:p>0.02122212618588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Balance-Scale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98.7782289981842" calcext:value-type="float">
            <text:p>98.778228998184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214001644671218" calcext:value-type="float">
            <text:p>0.021400164467121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622619825552359" calcext:value-type="float">
            <text:p>0.062261982555235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6.923135995865" calcext:value-type="float">
            <text:p>166.923135995865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9.87664437294" calcext:value-type="float">
            <text:p>149.87664437294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MC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6.399010658264" calcext:value-type="float">
            <text:p>156.399010658264</text:p>
          </table:table-cell>
          <table:table-cell office:value-type="float" office:value="0.959239130434783" calcext:value-type="float">
            <text:p>0.959239130434783</text:p>
          </table:table-cell>
          <table:table-cell office:value-type="float" office:value="-1" calcext:value-type="float">
            <text:p>-1</text:p>
          </table:table-cell>
          <table:table-cell office:value-type="float" office:value="0.261131413376362" calcext:value-type="float">
            <text:p>0.26113141337636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509485094850948" calcext:value-type="float">
            <text:p>0.509485094850948</text:p>
          </table:table-cell>
          <table:table-cell office:value-type="float" office:value="-1" calcext:value-type="float">
            <text:p>-1</text:p>
          </table:table-cell>
          <table:table-cell office:value-type="float" office:value="1.17120808027976" calcext:value-type="float">
            <text:p>1.1712080802797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MC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5.445706367493" calcext:value-type="float">
            <text:p>165.445706367493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5.256870508194" calcext:value-type="float">
            <text:p>135.256870508194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0.143627405167" calcext:value-type="float">
            <text:p>160.143627405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52" calcext:value-type="float">
            <text:p>0.752</text:p>
          </table:table-cell>
          <table:table-cell office:value-type="float" office:value="0.483333333333333" calcext:value-type="float">
            <text:p>0.483333333333333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4.666421175003" calcext:value-type="float">
            <text:p>144.666421175003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9.55675816536" calcext:value-type="float">
            <text:p>139.556758165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07291666666667" calcext:value-type="float">
            <text:p>0.807291666666667</text:p>
          </table:table-cell>
          <table:table-cell office:value-type="float" office:value="0.699186991869919" calcext:value-type="float">
            <text:p>0.699186991869919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Tic-Tac-Toe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70.993934631348" calcext:value-type="float">
            <text:p>170.9939346313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20833333333333" calcext:value-type="float">
            <text:p>0.920833333333333</text:p>
          </table:table-cell>
          <table:table-cell office:value-type="float" office:value="0.940809968847352" calcext:value-type="float">
            <text:p>0.94080996884735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Tic-Tac-Toe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6.240379333496" calcext:value-type="float">
            <text:p>146.2403793334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Eucalyptu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2.00675368309" calcext:value-type="float">
            <text:p>152.00675368309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Eucalyptu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75.824077367783" calcext:value-type="float">
            <text:p>175.824077367783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PC1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1.132024049759" calcext:value-type="float">
            <text:p>141.132024049759</text:p>
          </table:table-cell>
          <table:table-cell office:value-type="float" office:value="0.995186522262334" calcext:value-type="float">
            <text:p>0.995186522262334</text:p>
          </table:table-cell>
          <table:table-cell office:value-type="float" office:value="0.964912280701754" calcext:value-type="float">
            <text:p>0.96491228070175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38848920863309" calcext:value-type="float">
            <text:p>0.938848920863309</text:p>
          </table:table-cell>
          <table:table-cell office:value-type="float" office:value="0.37037037037037" calcext:value-type="float">
            <text:p>0.37037037037037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PC1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2.943155765533" calcext:value-type="float">
            <text:p>162.943155765533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Airline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76.147288799286" calcext:value-type="float">
            <text:p>176.147288799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636" calcext:value-type="float">
            <text:p>0.636</text:p>
          </table:table-cell>
          <table:table-cell office:value-type="float" office:value="0.497237569060774" calcext:value-type="float">
            <text:p>0.49723756906077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Airline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9.968787908554" calcext:value-type="float">
            <text:p>169.9687879085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63" calcext:value-type="float">
            <text:p>0.63</text:p>
          </table:table-cell>
          <table:table-cell office:value-type="float" office:value="0.501347708894879" calcext:value-type="float">
            <text:p>0.501347708894879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Jungle-Ches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80.326828956604" calcext:value-type="float">
            <text:p>180.3268289566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23995285842122" calcext:value-type="float">
            <text:p>0.1239952858421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838" calcext:value-type="float">
            <text:p>0.838</text:p>
          </table:table-cell>
          <table:table-cell office:value-type="float" office:value="-1" calcext:value-type="float">
            <text:p>-1</text:p>
          </table:table-cell>
          <table:table-cell office:value-type="float" office:value="0.426033635536083" calcext:value-type="float">
            <text:p>0.42603363553608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Jungle-Ches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93.73194360733" calcext:value-type="float">
            <text:p>193.731943607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21543330176316" calcext:value-type="float">
            <text:p>0.1215433301763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0.413415196266243" calcext:value-type="float">
            <text:p>0.41341519626624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Higg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048.35904979706" calcext:value-type="float">
            <text:p>7048.35904979706</text:p>
          </table:table-cell>
          <table:table-cell office:value-type="float" office:value="0.715776103896104" calcext:value-type="float">
            <text:p>0.715776103896104</text:p>
          </table:table-cell>
          <table:table-cell office:value-type="float" office:value="0.737470076595279" calcext:value-type="float">
            <text:p>0.73747007659527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15007272727273" calcext:value-type="float">
            <text:p>0.715007272727273</text:p>
          </table:table-cell>
          <table:table-cell office:value-type="float" office:value="0.736888281116238" calcext:value-type="float">
            <text:p>0.736888281116238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45.242080211639" calcext:value-type="float">
            <text:p>245.242080211639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986149584487535" calcext:value-type="float">
            <text:p>0.98614958448753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70238095238095" calcext:value-type="float">
            <text:p>0.970238095238095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18.542274713516" calcext:value-type="float">
            <text:p>318.542274713516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986149584487535" calcext:value-type="float">
            <text:p>0.98614958448753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142857142857" calcext:value-type="float">
            <text:p>0.982142857142857</text:p>
          </table:table-cell>
          <table:table-cell office:value-type="float" office:value="0.976" calcext:value-type="float">
            <text:p>0.97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34.830122709274" calcext:value-type="float">
            <text:p>434.830122709274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779005524861878" calcext:value-type="float">
            <text:p>0.77900552486187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61290322580645" calcext:value-type="float">
            <text:p>0.661290322580645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09.854487657547" calcext:value-type="float">
            <text:p>309.854487657547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0.710227272727273" calcext:value-type="float">
            <text:p>0.71022727272727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682539682539683" calcext:value-type="float">
            <text:p>0.682539682539683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51.113595724106" calcext:value-type="float">
            <text:p>251.11359572410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90909090909091" calcext:value-type="float">
            <text:p>0.89090909090909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64" calcext:value-type="float">
            <text:p>0.764</text:p>
          </table:table-cell>
          <table:table-cell office:value-type="float" office:value="0.520325203252033" calcext:value-type="float">
            <text:p>0.520325203252033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72.527993917465" calcext:value-type="float">
            <text:p>272.52799391746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857798165137615" calcext:value-type="float">
            <text:p>0.85779816513761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c-Tac-Toe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25.868242502212" calcext:value-type="float">
            <text:p>225.8682425022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Tic-Tac-Toe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36.316976547241" calcext:value-type="float">
            <text:p>236.3169765472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967948717948718" calcext:value-type="float">
            <text:p>0.967948717948718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54.085042238235" calcext:value-type="float">
            <text:p>254.085042238235</text:p>
          </table:table-cell>
          <table:table-cell office:value-type="float" office:value="0.949458483754512" calcext:value-type="float">
            <text:p>0.949458483754512</text:p>
          </table:table-cell>
          <table:table-cell office:value-type="float" office:value="0.447368421052632" calcext:value-type="float">
            <text:p>0.44736842105263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28057553956834" calcext:value-type="float">
            <text:p>0.9280575539568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PC1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11.648520231247" calcext:value-type="float">
            <text:p>411.648520231247</text:p>
          </table:table-cell>
          <table:table-cell office:value-type="float" office:value="0.959085439229844" calcext:value-type="float">
            <text:p>0.959085439229844</text:p>
          </table:table-cell>
          <table:table-cell office:value-type="float" office:value="0.595238095238095" calcext:value-type="float">
            <text:p>0.59523809523809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35251798561151" calcext:value-type="float">
            <text:p>0.935251798561151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irline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55.260547161102" calcext:value-type="float">
            <text:p>655.260547161102</text:p>
          </table:table-cell>
          <table:table-cell office:value-type="float" office:value="0.708" calcext:value-type="float">
            <text:p>0.708</text:p>
          </table:table-cell>
          <table:table-cell office:value-type="float" office:value="0.606822262118492" calcext:value-type="float">
            <text:p>0.60682226211849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626" calcext:value-type="float">
            <text:p>0.626</text:p>
          </table:table-cell>
          <table:table-cell office:value-type="float" office:value="0.421052631578947" calcext:value-type="float">
            <text:p>0.421052631578947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Airlines</text:p>
          </table:table-cell>
          <table:table-cell office:value-type="string" calcext:value-type="string">
            <text:p>CAAFE</text:p>
          </table:table-cell>
          <table:table-cell/>
          <table:table-cell office:value-type="string" calcext:value-type="string">
            <text:p>gpt-4</text:p>
          </table:table-cell>
          <table:table-cell office:value-type="string" calcext:value-type="string">
            <text:p>TabPFN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560.124977588654" calcext:value-type="float">
            <text:p>560.124977588654</text:p>
          </table:table-cell>
          <table:table-cell office:value-type="float" office:value="0.687333333333333" calcext:value-type="float">
            <text:p>0.687333333333333</text:p>
          </table:table-cell>
          <table:table-cell office:value-type="float" office:value="0.575565610859728" calcext:value-type="float">
            <text:p>0.57556561085972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9906542056075" calcext:value-type="float">
            <text:p>0.429906542056075</text:p>
          </table:table-cell>
          <table:table-cell table:number-columns-repeated="3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0" table:target-range-address="'Experiment3_EtoE (copy)'.A1:'Experiment3_EtoE (copy)'.U8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04:16:59.801296163</dc:date>
    <meta:editing-duration>PT5M15S</meta:editing-duration>
    <meta:editing-cycles>1</meta:editing-cycles>
    <meta:document-statistic meta:table-count="1" meta:cell-count="1547" meta:object-count="0"/>
    <meta:generator>LibreOffice/7.3.7.2$Linux_X86_64 LibreOffice_project/30$Build-2</meta:generator>
  </office:meta>
</office:document-meta>
</file>